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xer.getNextTok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exer.fail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er.fail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er.fail( String messag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er.Lexer( Reader 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